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d17d" officeooo:paragraph-rsid="001b499c"/>
    </style:style>
    <style:style style:name="P2" style:family="paragraph" style:parent-style-name="Standard">
      <style:text-properties officeooo:rsid="001d5399" officeooo:paragraph-rsid="001d5399"/>
    </style:style>
    <style:style style:name="P3" style:family="paragraph" style:parent-style-name="Standard">
      <style:text-properties officeooo:paragraph-rsid="001d5399"/>
    </style:style>
    <style:style style:name="P4" style:family="paragraph" style:parent-style-name="Standard">
      <style:text-properties officeooo:rsid="001ed580" officeooo:paragraph-rsid="001ed580"/>
    </style:style>
    <style:style style:name="P5" style:family="paragraph" style:parent-style-name="Standard">
      <style:text-properties officeooo:paragraph-rsid="001ed580"/>
    </style:style>
    <style:style style:name="P6" style:family="paragraph" style:parent-style-name="Standard">
      <style:text-properties officeooo:rsid="002242da" officeooo:paragraph-rsid="002242da"/>
    </style:style>
    <style:style style:name="P7" style:family="paragraph" style:parent-style-name="Standard">
      <style:text-properties officeooo:rsid="002309bd" officeooo:paragraph-rsid="002309bd"/>
    </style:style>
    <style:style style:name="T1" style:family="text">
      <style:text-properties officeooo:rsid="001d5399"/>
    </style:style>
    <style:style style:name="T2" style:family="text">
      <style:text-properties officeooo:rsid="001ec0fb"/>
    </style:style>
    <style:style style:name="T3" style:family="text">
      <style:text-properties officeooo:rsid="001ed580"/>
    </style:style>
    <style:style style:name="T4" style:family="text">
      <style:text-properties officeooo:rsid="002084b8"/>
    </style:style>
    <style:style style:name="T5" style:family="text">
      <style:text-properties officeooo:rsid="002242da"/>
    </style:style>
    <style:style style:name="T6" style:family="text">
      <style:text-properties officeooo:rsid="0024c3cf"/>
    </style:style>
    <style:style style:name="T7" style:family="text">
      <style:text-properties officeooo:rsid="0026a4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T1">1)</text:span></text:p>
      <text:p text:style-name="Standard">Static fields are shared amongst every instance of a class while instance fields are specific to each object; static fields save memory but are dangerous as they could be altered unexpectedly.</text:p>
      <text:p text:style-name="Standard">Static methods can only act on static fields where instance methods can use instance fields. This makes static methods easier to debug and they can also be used without instantiating an object.</text:p>
      <text:p text:style-name="Standard"/>
      <text:p text:style-name="P3"><text:span text:style-name="T1">2)</text:span></text:p>
      <text:p text:style-name="Standard">S1 and S2 are created as 'new' objects meaning memory is allocated to each one individually. When they are compared for equality, their memory addresses are really being compared which are different so false is returned.</text:p>
      <text:p text:style-name="Standard">S3 and S4 are the same string so the compiler saves some memory by having them refer to the same address, hence true is returned when compared.</text:p>
      <text:p text:style-name="Standard"/>
      <text:p text:style-name="P3"><text:span text:style-name="T1">4)</text:span></text:p>
      <text:p text:style-name="Standard">The state pattern allows an object to alter its behaviour based on its state where the strategy pattern changes the algorithm an object uses to perform a task, independant of the objects state.</text:p>
      <text:p text:style-name="Standard"/>
      <text:p text:style-name="P2">5)</text:p>
      <text:p text:style-name="Standard">The decorator pattern allows behaviour to be dynamically added to an object, without altering other instances of the class. Reader is the component class, BufferedReader is the decorator, InputStreamReader is the concrete component and LineNumberReader is the concrete decorator.</text:p>
      <text:p text:style-name="Standard"/>
      <text:p text:style-name="P2">6)</text:p>
      <text:p text:style-name="Standard">A singleton is a class that can only have one instance, later instantiations refer to the same address as the first instance. This allows them to be used to enforce control of a unique resource such as a network service <text:span text:style-name="T2">but makes parrallelisation of a program difficult.</text:span></text:p>
      <text:p text:style-name="Standard"/>
      <text:p text:style-name="P4">7)</text:p>
      <text:p text:style-name="P5"><text:span text:style-name="T3">The factory </text:span><text:span text:style-name="T5">method </text:span><text:span text:style-name="T3">pattern allows objects to be created without specifying their class, this is done by creating objects by calling a factory method implemented in a base class and overridden by sub-classes. </text:span><text:span text:style-name="T4">In the example, Bird and Fish are sub-classes of Animal, and Aquarium and Aviary are sub-classes of Zoo; the method makeAnimal is overridden to create either a Bird or Fish depending on the sub-class of Zoo.</text:span></text:p>
      <text:p text:style-name="P5"/>
      <text:p text:style-name="P6">8)</text:p>
      <text:p text:style-name="P6">A Poltergeist is an anti-pattern consisting of an object created to solely pass data to another object, this obviously is wasteful and could cause the program to entirely fill up memory if the objects are not deleted after use. They aren’t created intentionally, often the programmer anticipated the object would need to do more and didn’t consider whether it was necessary once the program was complete. </text:p>
      <text:p text:style-name="P7">Sequential coupling is where an object requires it’s methods be executed in a certain order, <text:span text:style-name="T6">this isn’t necessarily due to incompetance, some applications may require such methods. </text:span><text:span text:style-name="T7">In the example, the method to find the most frequent number in a list can only be called after the list has been sorted by the Sort method.</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16:26:17.800659066</meta:creation-date>
    <dc:date>2022-01-17T13:32:53.728701415</dc:date>
    <meta:editing-duration>PT2H50M31S</meta:editing-duration>
    <meta:editing-cycles>5</meta:editing-cycles>
    <meta:generator>LibreOffice/6.4.7.2$Linux_X86_64 LibreOffice_project/40$Build-2</meta:generator>
    <meta:document-statistic meta:table-count="0" meta:image-count="0" meta:object-count="0" meta:page-count="1" meta:paragraph-count="17" meta:word-count="442" meta:character-count="2644" meta:non-whitespace-character-count="2218"/>
  </office:meta>
</office:document-meta>
</file>